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Software Design Document (SDD)</text:p>
      <text:p text:style-name="Author">Development Team</text:p>
      <text:p text:style-name="Date">2024-06-26</text:p>
      <text:h text:style-name="Heading_20_1" text:outline-level="1"><text:bookmark-start text:name="software-design-document-sdd"/>Software Design Document (SDD)<text:bookmark-end text:name="software-design-document-sdd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DD-001: Software Identification</text:span> - The software <text:span text:style-name="T1">shall</text:span> be identified by the following information: - <text:span text:style-name="T1">Software Name</text:span>: [Software Name] - <text:span text:style-name="T1">Software Identifier</text:span>: [SW-001] - <text:span text:style-name="T1">Version</text:span>: 1.0 - <text:span text:style-name="T1">Release</text:span>: Initial Release - <text:span text:style-name="T1">Classification</text:span>: [Unclassified/Classified Level]</text:p>
      <text:h text:style-name="Heading_20_3" text:outline-level="3"><text:bookmark-start text:name="software-overview"/>1.2 Software Overview<text:bookmark-end text:name="software-overview"/></text:h>
      <text:p text:style-name="First_20_paragraph"><text:span text:style-name="T1">SDD-002: Software Purpose</text:span> - The software <text:span text:style-name="T1">shall</text:span> provide [primary software functionality] - The software <text:span text:style-name="T1">shall</text:span> support [key operational capabilities] - The software <text:span text:style-name="T1">shall</text:span> integrate with [existing systems or infrastructure]</text:p>
      <text:p text:style-name="Text_20_body"><text:span text:style-name="T1">SDD-003: Software Context</text:span> - The software <text:span text:style-name="T1">shall</text:span> be part of the [system name] system - The software <text:span text:style-name="T1">shall</text:span> interface with [other software components] - The software <text:span text:style-name="T1">shall</text:span> run on [specified hardware platform]</text:p>
      <text:h text:style-name="Heading_20_3" text:outline-level="3"><text:bookmark-start text:name="document-overview"/>1.3 Document Overview<text:bookmark-end text:name="document-overview"/></text:h>
      <text:p text:style-name="First_20_paragraph"><text:span text:style-name="T1">SDD-004: Document Purpose</text:span> - This document <text:span text:style-name="T1">shall</text:span> describe the software design for [software name] - This document <text:span text:style-name="T1">shall</text:span> serve as the basis for software implementation - This document <text:span text:style-name="T1">shall</text:span> support software testing and maintenance</text:p>
      <text:h text:style-name="Heading_20_2" text:outline-level="2"><text:bookmark-start text:name="referenced-documents"/>2. Referenced Documents<text:bookmark-end text:name="referenced-documents"/></text:h>
      <text:h text:style-name="Heading_20_3" text:outline-level="3"><text:bookmark-start text:name="government-documents"/>2.1 Government Documents<text:bookmark-end text:name="government-documents"/></text:h>
      <text:p text:style-name="First_20_paragraph"><text:span text:style-name="T1">SDD-005: Military Standards</text:span> - MIL-STD-498: Software Development and Documentation - MIL-STD-961E: Defense and Program-Unique Specifications Format and Content</text:p>
      <text:h text:style-name="Heading_20_3" text:outline-level="3"><text:bookmark-start text:name="project-documents"/>2.2 Project Documents<text:bookmark-end text:name="project-documents"/></text:h>
      <text:p text:style-name="First_20_paragraph"><text:span text:style-name="T1">SDD-006: Requirements Documents</text:span> - Software Requirements Specification (SRS) - System/Subsystem Specification (SSS) - Interface Requirements Specification (IRS)</text:p>
      <text:h text:style-name="Heading_20_2" text:outline-level="2"><text:bookmark-start text:name="design-overview"/>3. Design Overview<text:bookmark-end text:name="design-overview"/></text:h>
      <text:h text:style-name="Heading_20_3" text:outline-level="3"><text:bookmark-start text:name="design-philosophy"/>3.1 Design Philosophy<text:bookmark-end text:name="design-philosophy"/></text:h>
      <text:p text:style-name="First_20_paragraph"><text:span text:style-name="T1">SDD-007: Design Principles</text:span> - The software <text:span text:style-name="T1">shall</text:span> follow object-oriented design principles - The software <text:span text:style-name="T1">shall</text:span> implement separation of concerns - The software <text:span text:style-name="T1">shall</text:span> use design patterns where appropriate - The software <text:span text:style-name="T1">shall</text:span> support modularity and reusability</text:p>
      <text:p text:style-name="Text_20_body"><text:span text:style-name="T1">SDD-008: Architecture Approach</text:span> - The software <text:span text:style-name="T1">shall</text:span> use microservices architecture - The software <text:span text:style-name="T1">shall</text:span> implement RESTful API design - The software <text:span text:style-name="T1">shall</text:span> support containerization - The software <text:span text:style-name="T1">shall</text:span> enable horizontal scaling</text:p>
      <text:h text:style-name="Heading_20_3" text:outline-level="3"><text:bookmark-start text:name="design-constraints"/>3.2 Design Constraints<text:bookmark-end text:name="design-constraints"/></text:h>
      <text:p text:style-name="First_20_paragraph"><text:span text:style-name="T1">SDD-009: Technology Constraints</text:span> - The software <text:span text:style-name="T1">shall</text:span> be developed using [specified programming language] - The software <text:span text:style-name="T1">shall</text:span> use [specified framework] - The software <text:span text:style-name="T1">shall</text:span> run on [specified operating system] - The software <text:span text:style-name="T1">shall</text:span> use [specified database system]</text:p>
      <text:p text:style-name="Text_20_body"><text:span text:style-name="T1">SDD-010: Performance Constraints</text:span> - The software <text:span text:style-name="T1">shall</text:span> respond to requests within 3 seconds - The software <text:span text:style-name="T1">shall</text:span> support 1000 concurrent users - The software <text:span text:style-name="T1">shall</text:span> use no more than 80% of available resources - The software <text:span text:style-name="T1">shall</text:span> maintain performance under load</text:p>
      <text:h text:style-name="Heading_20_3" text:outline-level="3"><text:bookmark-start text:name="design-methods-and-tools"/>3.3 Design Methods and Tools<text:bookmark-end text:name="design-methods-and-tools"/></text:h>
      <text:p text:style-name="First_20_paragraph"><text:span text:style-name="T1">SDD-011: Design Methods</text:span> - The software <text:span text:style-name="T1">shall</text:span> use UML for design modeling - The software <text:span text:style-name="T1">shall</text:span> implement test-driven development - The software <text:span text:style-name="T1">shall</text:span> use continuous integration practices - The software <text:span text:style-name="T1">shall</text:span> follow agile development methodology</text:p>
      <text:p text:style-name="Text_20_body"><text:span text:style-name="T1">SDD-012: Design Tools</text:span> - The software <text:span text:style-name="T1">shall</text:span> use [specified IDE] for development - The software <text:span text:style-name="T1">shall</text:span> use [specified version control system] - The software <text:span text:style-name="T1">shall</text:span> use [specified build tools] - The software <text:span text:style-name="T1">shall</text:span> use [specified testing frameworks]</text:p>
      <text:h text:style-name="Heading_20_2" text:outline-level="2"><text:bookmark-start text:name="system-architecture"/>4. System Architecture<text:bookmark-end text:name="system-architecture"/></text:h>
      <text:h text:style-name="Heading_20_3" text:outline-level="3"><text:bookmark-start text:name="system-overview"/>4.1 System Overview<text:bookmark-end text:name="system-overview"/></text:h>
      <text:p text:style-name="First_20_paragraph"><text:span text:style-name="T1">SDD-013: System Architecture</text:span> - The system <text:span text:style-name="T1">shall</text:span> consist of the following major components: - <text:span text:style-name="T1">Web Layer</text:span>: User interface and presentation logic - <text:span text:style-name="T1">Application Layer</text:span>: Business logic and application services - <text:span text:style-name="T1">Data Layer</text:span>: Data access and persistence - <text:span text:style-name="T1">Integration Layer</text:span>: External system integration</text:p>
      <text:p text:style-name="Text_20_body"><text:span text:style-name="T1">SDD-014: Component Relationships</text:span> - The components <text:span text:style-name="T1">shall</text:span> communicate through well-defined interfaces - The components <text:span text:style-name="T1">shall</text:span> be loosely coupled - The components <text:span text:style-name="T1">shall</text:span> support independent deployment - The components <text:span text:style-name="T1">shall</text:span> enable horizontal scaling</text:p>
      <text:h text:style-name="Heading_20_3" text:outline-level="3"><text:bookmark-start text:name="system-context"/>4.2 System Context<text:bookmark-end text:name="system-context"/></text:h>
      <text:p text:style-name="First_20_paragraph"><text:span text:style-name="T1">SDD-015: External Dependencies</text:span> - The system <text:span text:style-name="T1">shall</text:span> depend on [external systems] - The system <text:span text:style-name="T1">shall</text:span> integrate with [third-party services] - The system <text:span text:style-name="T1">shall</text:span> use [external databases] - The system <text:span text:style-name="T1">shall</text:span> communicate via [network protocols]</text:p>
      <text:p text:style-name="Text_20_body"><text:span text:style-name="T1">SDD-016: System Boundaries</text:span> - The system <text:span text:style-name="T1">shall</text:span> have clear boundaries with external systems - The system <text:span text:style-name="T1">shall</text:span> implement security controls at boundaries - The system <text:span text:style-name="T1">shall</text:span> provide monitoring and logging at boundaries - The system <text:span text:style-name="T1">shall</text:span> support boundary testing</text:p>
      <text:h text:style-name="Heading_20_2" text:outline-level="2"><text:bookmark-start text:name="detailed-design"/>5. Detailed Design<text:bookmark-end text:name="detailed-design"/></text:h>
      <text:h text:style-name="Heading_20_3" text:outline-level="3"><text:bookmark-start text:name="module-design"/>5.1 Module Design<text:bookmark-end text:name="module-design"/></text:h>
      <text:h text:style-name="Heading_20_4" text:outline-level="4"><text:bookmark-start text:name="user-management-module"/>5.1.1 User Management Module<text:bookmark-end text:name="user-management-module"/></text:h>
      <text:p text:style-name="First_20_paragraph"><text:span text:style-name="T1">SDD-017: User Authentication Module</text:span> - <text:span text:style-name="T1">Module ID</text:span>: AUTH-001 - <text:span text:style-name="T1">Purpose</text:span>: Handle user authentication and authorization - <text:span text:style-name="T1">Responsibilities</text:span>: - User login and logout - Password management - Session management - Access control enforcement</text:p>
      <text:p text:style-name="Text_20_body"><text:span text:style-name="T1">SDD-018: User Profile Module</text:span> - <text:span text:style-name="T1">Module ID</text:span>: PROFILE-001 - <text:span text:style-name="T1">Purpose</text:span>: Manage user profile information - <text:span text:style-name="T1">Responsibilities</text:span>: - Profile creation and updates - Preference management - Account settings - User preferences</text:p>
      <text:h text:style-name="Heading_20_4" text:outline-level="4"><text:bookmark-start text:name="data-management-module"/>5.1.2 Data Management Module<text:bookmark-end text:name="data-management-module"/></text:h>
      <text:p text:style-name="First_20_paragraph"><text:span text:style-name="T1">SDD-019: Data Access Module</text:span> - <text:span text:style-name="T1">Module ID</text:span>: DATA-001 - <text:span text:style-name="T1">Purpose</text:span>: Handle data access and persistence - <text:span text:style-name="T1">Responsibilities</text:span>: - Database operations - Data validation - Transaction management - Data caching</text:p>
      <text:p text:style-name="Text_20_body"><text:span text:style-name="T1">SDD-020: Data Processing Module</text:span> - <text:span text:style-name="T1">Module ID</text:span>: PROCESS-001 - <text:span text:style-name="T1">Purpose</text:span>: Process and transform data - <text:span text:style-name="T1">Responsibilities</text:span>: - Business logic implementation - Data calculations - Data transformation - Business rule enforcement</text:p>
      <text:h text:style-name="Heading_20_4" text:outline-level="4"><text:bookmark-start text:name="communication-module"/>5.1.3 Communication Module<text:bookmark-end text:name="communication-module"/></text:h>
      <text:p text:style-name="First_20_paragraph"><text:span text:style-name="T1">SDD-021: API Module</text:span> - <text:span text:style-name="T1">Module ID</text:span>: API-001 - <text:span text:style-name="T1">Purpose</text:span>: Provide RESTful API services - <text:span text:style-name="T1">Responsibilities</text:span>: - API endpoint management - Request/response handling - API documentation - API versioning</text:p>
      <text:p text:style-name="Text_20_body"><text:span text:style-name="T1">SDD-022: Integration Module</text:span> - <text:span text:style-name="T1">Module ID</text:span>: INTEGRATION-001 - <text:span text:style-name="T1">Purpose</text:span>: Handle external system integration - <text:span text:style-name="T1">Responsibilities</text:span>: - External API communication - Data synchronization - Error handling - Retry mechanisms</text:p>
      <text:h text:style-name="Heading_20_3" text:outline-level="3"><text:bookmark-start text:name="interface-design"/>5.2 Interface Design<text:bookmark-end text:name="interface-design"/></text:h>
      <text:h text:style-name="Heading_20_4" text:outline-level="4"><text:bookmark-start text:name="user-interface-design"/>5.2.1 User Interface Design<text:bookmark-end text:name="user-interface-design"/></text:h>
      <text:p text:style-name="First_20_paragraph"><text:span text:style-name="T1">SDD-023: Web Interface Design</text:span> - <text:span text:style-name="T1">Interface ID</text:span>: WEB-UI-001 - <text:span text:style-name="T1">Design Approach</text:span>: Responsive web design - <text:span text:style-name="T1">Technology Stack</text:span>: HTML5, CSS3, JavaScript, React - <text:span text:style-name="T1">Design Principles</text:span>: - Mobile-first design - Accessibility compliance - User experience optimization - Performance optimization</text:p>
      <text:p text:style-name="Text_20_body"><text:span text:style-name="T1">SDD-024: Mobile Interface Design</text:span> - <text:span text:style-name="T1">Interface ID</text:span>: MOBILE-UI-001 - <text:span text:style-name="T1">Design Approach</text:span>: Progressive Web App (PWA) - <text:span text:style-name="T1">Technology Stack</text:span>: HTML5, CSS3, JavaScript, Service Workers - <text:span text:style-name="T1">Design Principles</text:span>: - Touch-friendly interface - Offline capability - Fast loading times - Native app-like experience</text:p>
      <text:h text:style-name="Heading_20_4" text:outline-level="4"><text:bookmark-start text:name="api-interface-design"/>5.2.2 API Interface Design<text:bookmark-end text:name="api-interface-design"/></text:h>
      <text:p text:style-name="First_20_paragraph"><text:span text:style-name="T1">SDD-025: REST API Design</text:span> - <text:span text:style-name="T1">Interface ID</text:span>: REST-API-001 - <text:span text:style-name="T1">Design Approach</text:span>: RESTful API design - <text:span text:style-name="T1">Technology Stack</text:span>: JSON, HTTP/HTTPS, JWT - <text:span text:style-name="T1">Design Principles</text:span>: - Resource-based URLs - HTTP method semantics - Stateless operations - Standard HTTP status codes</text:p>
      <text:p text:style-name="Text_20_body"><text:span text:style-name="T1">SDD-026: Database Interface Design</text:span> - <text:span text:style-name="T1">Interface ID</text:span>: DB-API-001 - <text:span text:style-name="T1">Design Approach</text:span>: Data access layer abstraction - <text:span text:style-name="T1">Technology Stack</text:span>: SQL, ORM, Connection Pooling - <text:span text:style-name="T1">Design Principles</text:span>: - Connection pooling - Transaction management - Query optimization - Data validation</text:p>
      <text:h text:style-name="Heading_20_3" text:outline-level="3"><text:bookmark-start text:name="data-design"/>5.3 Data Design<text:bookmark-end text:name="data-design"/></text:h>
      <text:h text:style-name="Heading_20_4" text:outline-level="4"><text:bookmark-start text:name="database-design"/>5.3.1 Database Design<text:bookmark-end text:name="database-design"/></text:h>
      <text:p text:style-name="First_20_paragraph"><text:span text:style-name="T1">SDD-027: Database Schema</text:span> - <text:span text:style-name="T1">Database Type</text:span>: [Relational/NoSQL] database - <text:span text:style-name="T1">Schema Design</text:span>: Normalized database schema - <text:span text:style-name="T1">Key Features</text:span>: - Primary and foreign key relationships - Indexing strategy - Data constraints - Referential integrity</text:p>
      <text:p text:style-name="Text_20_body"><text:span text:style-name="T1">SDD-028: Data Models</text:span> - <text:span text:style-name="T1">User Model</text:span>: User account and profile information - <text:span text:style-name="T1">Data Model</text:span>: Core business data entities - <text:span text:style-name="T1">Audit Model</text:span>: System audit and logging data - <text:span text:style-name="T1">Configuration Model</text:span>: System configuration data</text:p>
      <text:h text:style-name="Heading_20_4" text:outline-level="4"><text:bookmark-start text:name="data-flow-design"/>5.3.2 Data Flow Design<text:bookmark-end text:name="data-flow-design"/></text:h>
      <text:p text:style-name="First_20_paragraph"><text:span text:style-name="T1">SDD-029: Data Flow Architecture</text:span> - <text:span text:style-name="T1">Input Data Flow</text:span>: User input and external data sources - <text:span text:style-name="T1">Processing Data Flow</text:span>: Business logic and data transformation - <text:span text:style-name="T1">Output Data Flow</text:span>: Reports, notifications, and external systems - <text:span text:style-name="T1">Storage Data Flow</text:span>: Database operations and caching</text:p>
      <text:p text:style-name="Text_20_body"><text:span text:style-name="T1">SDD-030: Data Security Design</text:span> - <text:span text:style-name="T1">Encryption</text:span>: Data encryption at rest and in transit - <text:span text:style-name="T1">Access Control</text:span>: Role-based data access control - <text:span text:style-name="T1">Audit Trail</text:span>: Comprehensive data access logging - <text:span text:style-name="T1">Data Backup</text:span>: Automated backup and recovery procedures</text:p>
      <text:h text:style-name="Heading_20_2" text:outline-level="2"><text:bookmark-start text:name="human-machine-interface-design"/>6. Human-Machine Interface Design<text:bookmark-end text:name="human-machine-interface-design"/></text:h>
      <text:h text:style-name="Heading_20_3" text:outline-level="3"><text:bookmark-start text:name="user-interface-design-1"/>6.1 User Interface Design<text:bookmark-end text:name="user-interface-design-1"/></text:h>
      <text:p text:style-name="First_20_paragraph"><text:span text:style-name="T1">SDD-031: Interface Layout</text:span> - The interface <text:span text:style-name="T1">shall</text:span> use a consistent layout design - The interface <text:span text:style-name="T1">shall</text:span> provide intuitive navigation - The interface <text:span text:style-name="T1">shall</text:span> support responsive design - The interface <text:span text:style-name="T1">shall</text:span> comply with accessibility standards</text:p>
      <text:p text:style-name="Text_20_body"><text:span text:style-name="T1">SDD-032: User Experience Design</text:span> - The interface <text:span text:style-name="T1">shall</text:span> provide clear visual hierarchy - The interface <text:span text:style-name="T1">shall</text:span> use consistent color schemes - The interface <text:span text:style-name="T1">shall</text:span> provide helpful error messages - The interface <text:span text:style-name="T1">shall</text:span> support user customization</text:p>
      <text:h text:style-name="Heading_20_3" text:outline-level="3"><text:bookmark-start text:name="user-interaction-design"/>6.2 User Interaction Design<text:bookmark-end text:name="user-interaction-design"/></text:h>
      <text:p text:style-name="First_20_paragraph"><text:span text:style-name="T1">SDD-033: Interaction Patterns</text:span> - The interface <text:span text:style-name="T1">shall</text:span> use standard interaction patterns - The interface <text:span text:style-name="T1">shall</text:span> provide immediate feedback - The interface <text:span text:style-name="T1">shall</text:span> support keyboard navigation - The interface <text:span text:style-name="T1">shall</text:span> implement progressive disclosure</text:p>
      <text:p text:style-name="Text_20_body"><text:span text:style-name="T1">SDD-034: Accessibility Design</text:span> - The interface <text:span text:style-name="T1">shall</text:span> comply with WCAG 2.1 AA standards - The interface <text:span text:style-name="T1">shall</text:span> support screen readers - The interface <text:span text:style-name="T1">shall</text:span> provide keyboard alternatives - The interface <text:span text:style-name="T1">shall</text:span> use sufficient color contrast</text:p>
      <text:h text:style-name="Heading_20_2" text:outline-level="2"><text:bookmark-start text:name="requirements-traceability"/>7. Requirements Traceability<text:bookmark-end text:name="requirements-traceability"/></text:h>
      <text:h text:style-name="Heading_20_3" text:outline-level="3"><text:bookmark-start text:name="design-to-requirements-traceability"/>7.1 Design to Requirements Traceability<text:bookmark-end text:name="design-to-requirements-traceability"/></text:h>
      <text:p text:style-name="First_20_paragraph"><text:span text:style-name="T1">SDD-035: Functional Requirements Traceability</text:span> - Each functional requirement <text:span text:style-name="T1">shall</text:span> be traced to design components - Design components <text:span text:style-name="T1">shall</text:span> implement specific requirements - Requirements <text:span text:style-name="T1">shall</text:span> be validated through design review - Design changes <text:span text:style-name="T1">shall</text:span> be tracked against requirements</text:p>
      <text:p text:style-name="Text_20_body"><text:span text:style-name="T1">SDD-036: Non-Functional Requirements Traceability</text:span> - Performance requirements <text:span text:style-name="T1">shall</text:span> be addressed in design - Security requirements <text:span text:style-name="T1">shall</text:span> be implemented in design - Reliability requirements <text:span text:style-name="T1">shall</text:span> be considered in design - Maintainability requirements <text:span text:style-name="T1">shall</text:span> be supported by design</text:p>
      <text:h text:style-name="Heading_20_3" text:outline-level="3"><text:bookmark-start text:name="design-verification"/>7.2 Design Verification<text:bookmark-end text:name="design-verification"/></text:h>
      <text:p text:style-name="First_20_paragraph"><text:span text:style-name="T1">SDD-037: Design Review Process</text:span> - Design <text:span text:style-name="T1">shall</text:span> be reviewed by technical stakeholders - Design <text:span text:style-name="T1">shall</text:span> be validated against requirements - Design <text:span text:style-name="T1">shall</text:span> be assessed for feasibility - Design <text:span text:style-name="T1">shall</text:span> be approved before implementation</text:p>
      <text:h text:style-name="Heading_20_2" text:outline-level="2"><text:bookmark-start text:name="notes"/>8. Notes<text:bookmark-end text:name="notes"/></text:h>
      <text:h text:style-name="Heading_20_3" text:outline-level="3"><text:bookmark-start text:name="acronyms-and-abbreviations"/>8.1 Acronyms and Abbreviations<text:bookmark-end text:name="acronyms-and-abbreviations"/></text:h>
      <text:list text:style-name="L1">
        <text:list-item>
          <text:p text:style-name="P1"><text:span text:style-name="T1">SDD</text:span>: Software Design Document</text:p>
        </text:list-item>
        <text:list-item>
          <text:p text:style-name="P1"><text:span text:style-name="T1">API</text:span>: Application Programming Interface</text:p>
        </text:list-item>
        <text:list-item>
          <text:p text:style-name="P1"><text:span text:style-name="T1">CSS</text:span>: Cascading Style Sheets</text:p>
        </text:list-item>
        <text:list-item>
          <text:p text:style-name="P1"><text:span text:style-name="T1">HTML</text:span>: HyperText Markup Language</text:p>
        </text:list-item>
        <text:list-item>
          <text:p text:style-name="P1"><text:span text:style-name="T1">JSON</text:span>: JavaScript Object Notation</text:p>
        </text:list-item>
        <text:list-item>
          <text:p text:style-name="P1"><text:span text:style-name="T1">JWT</text:span>: JSON Web Token</text:p>
        </text:list-item>
        <text:list-item>
          <text:p text:style-name="P1"><text:span text:style-name="T1">ORM</text:span>: Object-Relational Mapping</text:p>
        </text:list-item>
        <text:list-item>
          <text:p text:style-name="P1"><text:span text:style-name="T1">PWA</text:span>: Progressive Web App</text:p>
        </text:list-item>
        <text:list-item>
          <text:p text:style-name="P1"><text:span text:style-name="T1">REST</text:span>: Representational State Transfer</text:p>
        </text:list-item>
        <text:list-item>
          <text:p text:style-name="P1"><text:span text:style-name="T1">SQL</text:span>: Structured Query Language</text:p>
        </text:list-item>
        <text:list-item>
          <text:p text:style-name="P1"><text:span text:style-name="T1">UML</text:span>: Unified Modeling Language</text:p>
        </text:list-item>
        <text:list-item>
          <text:p text:style-name="P1"><text:span text:style-name="T1">WCAG</text:span>: Web Content Accessibility Guidelines</text:p>
        </text:list-item>
      </text:list>
      <text:h text:style-name="Heading_20_3" text:outline-level="3"><text:bookmark-start text:name="definitions"/>8.2 Definitions<text:bookmark-end text:name="definitions"/></text:h>
      <text:list text:style-name="L2">
        <text:list-item>
          <text:p text:style-name="P2"><text:span text:style-name="T1">Module</text:span>: A self-contained component of the software</text:p>
        </text:list-item>
        <text:list-item>
          <text:p text:style-name="P2"><text:span text:style-name="T1">Interface</text:span>: A boundary between software components</text:p>
        </text:list-item>
        <text:list-item>
          <text:p text:style-name="P2"><text:span text:style-name="T1">Architecture</text:span>: The overall structure of the software system</text:p>
        </text:list-item>
        <text:list-item>
          <text:p text:style-name="P2"><text:span text:style-name="T1">Design Pattern</text:span>: A reusable solution to common design problems</text:p>
        </text:list-item>
        <text:list-item>
          <text:p text:style-name="P2"><text:span text:style-name="T1">Component</text:span>: A modular part of the software system</text:p>
        </text:list-item>
      </text:list>
      <text:h text:style-name="Heading_20_3" text:outline-level="3"><text:bookmark-start text:name="background-information"/>8.3 Background Information<text:bookmark-end text:name="background-information"/></text:h>
      <text:p text:style-name="First_20_paragraph">This Software Design Document follows MIL-STD-498 guidelines and provides a comprehensive framework for software design. The design is structured to support implementation, testing, and maintenance throughout the software lifecyc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Design Document (SDD)</dc:title>
    <dc:description/>
    <dc:subject/>
    <meta:keyword/>
    <meta:initial-creator>Development Team</meta:initial-creator>
    <dc:creator>Development Team</dc:creator>
    <meta:creation-date>2025-06-27T03:46:18Z</meta:creation-date>
    <dc:date>2025-06-27T03:46:18Z</dc:date>
    <meta:user-defined meta:name="date" meta:value-type="string">2024-06-26</meta:user-defined>
    <meta:user-defined meta:name="document_type" meta:value-type="string">Software Design Document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